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4-25T19:55:46.196634152</dc:date>
    <meta:editing-duration>P1DT7H51M56S</meta:editing-duration>
    <meta:editing-cycles>443</meta:editing-cycles>
    <meta:generator>LibreOffice/24.8.6.2$Linux_X86_64 LibreOffice_project/480$Build-2</meta:generator>
    <meta:document-statistic meta:table-count="0" meta:image-count="0" meta:object-count="0" meta:page-count="1" meta:paragraph-count="65" meta:word-count="1408" meta:character-count="1678" meta:non-whitespace-character-count="1610"/>
  </office:meta>
</office:document-meta>
</file>